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8000000D236FF2E9D9A74E366.png" manifest:media-type="image/png"/>
  <manifest:file-entry manifest:full-path="Pictures/10000001000003C0000003008B7E449AC2100FE7.png" manifest:media-type="image/png"/>
  <manifest:file-entry manifest:full-path="Pictures/1000219A0001DC4000017D000C9354A01254DEFE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9.686cm" svg:height="15.749cm" svg:x="4.384cm" svg:y="0.171cm">
          <draw:image xlink:href="Pictures/1000219A0001DC4000017D000C9354A01254DEFE.pdf" xlink:type="simple" xlink:show="embed" xlink:actuate="onLoad" draw:mime-type="application/pdf">
            <text:p/>
          </draw:image>
          <draw:image xlink:href="Pictures/10000001000003C0000003008B7E449AC2100FE7.png" xlink:type="simple" xlink:show="embed" xlink:actuate="onLoad" draw:mime-type="image/png"/>
        </draw:frame>
        <draw:frame draw:style-name="gr1" draw:text-style-name="P1" draw:layer="layout" svg:width="13.969cm" svg:height="3.703cm" svg:x="9.525cm" svg:y="9.897cm">
          <draw:image xlink:href="Pictures/1000000100000318000000D236FF2E9D9A74E3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31T06:18:31.928351593</meta:creation-date>
    <dc:date>2022-05-31T06:36:33.267877654</dc:date>
    <meta:editing-duration>PT7M41S</meta:editing-duration>
    <meta:editing-cycles>1</meta:editing-cycles>
    <meta:document-statistic meta:object-count="25"/>
    <meta:generator>LibreOffice/7.3.3.2$MacOSX_AARCH64 LibreOffice_project/d1d0ea68f081ee2800a922cac8f79445e4603348</meta:generator>
  </office:meta>
</office:document-meta>
</file>